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70c61" officeooo:paragraph-rsid="00070c61" style:font-size-asian="14pt" style:font-size-complex="14pt"/>
    </style:style>
    <style:style style:name="P2" style:family="paragraph" style:parent-style-name="Standard">
      <style:text-properties fo:font-size="14pt" officeooo:rsid="00070c61" officeooo:paragraph-rsid="00070c61" style:font-size-asian="12.25pt" style:font-size-complex="14pt"/>
    </style:style>
    <style:style style:name="P3" style:family="paragraph" style:parent-style-name="Standard">
      <style:text-properties fo:font-size="14pt" officeooo:rsid="00070c61" officeooo:paragraph-rsid="00070c61" style:font-size-asian="12.25pt" style:font-size-complex="14pt"/>
    </style:style>
    <style:style style:name="P4" style:family="paragraph" style:parent-style-name="Standard">
      <style:text-properties fo:font-size="14pt" officeooo:rsid="0014f840" officeooo:paragraph-rsid="0014f840" style:font-size-asian="12.25pt" style:font-size-complex="14pt"/>
    </style:style>
    <style:style style:name="P5" style:family="paragraph" style:parent-style-name="Standard">
      <style:text-properties style:font-name="Liberation Serif" fo:font-size="14pt" officeooo:rsid="00138449" officeooo:paragraph-rsid="00138449" style:font-size-asian="12.25pt" style:font-size-complex="14pt"/>
    </style:style>
    <style:style style:name="T1" style:family="text">
      <style:text-properties officeooo:rsid="000d57f8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истемное программирование</text:p>
      <text:p text:style-name="P2">логин: ИУ5-41</text:p>
      <text:p text:style-name="P2">пароль: 14-5<text:span text:style-name="T1">УИ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pitch="variable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52:26.212357296</meta:creation-date>
    <dc:date>2019-02-20T15:22:10.414015995</dc:date>
    <meta:editing-duration>PT1H37M10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6" meta:character-count="53" meta:non-whitespace-character-count="50"/>
  </office:meta>
</office:document-meta>
</file>